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b5cea8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font-weight="bold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font-weight="bold" officeooo:rsid="001456b6" officeooo:paragraph-rsid="001456b6" style:font-weight-asian="bold" style:font-weight-complex="bold"/>
    </style:style>
    <style:style style:name="T1" style:family="text">
      <style:text-properties fo:color="#b5cea8"/>
    </style:style>
    <style:style style:name="T2" style:family="text">
      <style:text-properties fo:color="#ce9178"/>
    </style:style>
    <style:style style:name="T3" style:family="text">
      <style:text-properties fo:color="#dcdcaa"/>
    </style:style>
    <style:style style:name="T4" style:family="text">
      <style:text-properties fo:color="#f44747"/>
    </style:style>
    <style:style style:name="T5" style:family="text">
      <style:text-properties fo:color="#4ec9b0"/>
    </style:style>
    <style:style style:name="T6" style:family="text">
      <style:text-properties fo:color="#569cd6"/>
    </style:style>
    <style:style style:name="T7" style:family="text">
      <style:text-properties fo:color="#c586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hea Adhikari</text:p>
      <text:p text:style-name="P5">190905156</text:p>
      <text:p text:style-name="P6">Roll No 23</text:p>
      <text:p text:style-name="P6">CSE- D</text:p>
      <text:p text:style-name="P4"/>
      <text:p text:style-name="P4">prog1.py -</text:p>
      <text:p text:style-name="P4">counter = 100</text:p>
      <text:p text:style-name="P4">miles = 1000.0</text:p>
      <text:p text:style-name="P4">name = "Rhea"</text:p>
      <text:p text:style-name="P4">print(counter)</text:p>
      <text:p text:style-name="P4">print(miles)</text:p>
      <text:p text:style-name="P4">print(name)</text:p>
      <text:p text:style-name="P4"/>
      <text:p text:style-name="P4">output -</text:p>
      <text:p text:style-name="P4">student@dslab-12:~/Documents/190905156 $ python prog1.py</text:p>
      <text:p text:style-name="P4">100</text:p>
      <text:p text:style-name="P4">1000.0</text:p>
      <text:p text:style-name="P4">Rhea</text:p>
      <text:p text:style-name="P4"/>
      <text:p text:style-name="P4">prog2.py</text:p>
      <text:p text:style-name="P4">a = b = c = 1</text:p>
      <text:p text:style-name="P4">print(a,b,c)</text:p>
      <text:p text:style-name="P4">a,b,c = 1,2,"Rhea"</text:p>
      <text:p text:style-name="P4">print(a,b,c)</text:p>
      <text:p text:style-name="P4"/>
      <text:p text:style-name="P4">output -</text:p>
      <text:p text:style-name="P4">student@dslab-12:~/Documents/190905156 $ python prog2.py</text:p>
      <text:p text:style-name="P4">1 1 1</text:p>
      <text:p text:style-name="P4">1 2 Rhea</text:p>
      <text:p text:style-name="P4"/>
      <text:p text:style-name="P4">prog3.py</text:p>
      <text:p text:style-name="P4">a = 5</text:p>
      <text:p text:style-name="P4">b = 4.56</text:p>
      <text:p text:style-name="P4">print(5*a)</text:p>
      <text:p text:style-name="P4">print(a/2)</text:p>
      <text:p text:style-name="P4">print(a**2)</text:p>
      <text:p text:style-name="P4"/>
      <text:p text:style-name="P4">output -</text:p>
      <text:p text:style-name="P4">student@dslab-12:~/Documents/190905156 $ python prog3.py</text:p>
      <text:p text:style-name="P4">25</text:p>
      <text:p text:style-name="P4">2.5</text:p>
      <text:p text:style-name="P4">25</text:p>
      <text:p text:style-name="P4"/>
      <text:p text:style-name="P4">prog4.py</text:p>
      <text:p text:style-name="P4">str = 'Hello World'</text:p>
      <text:p text:style-name="P4">print(str)</text:p>
      <text:p text:style-name="P4">print(str[0])</text:p>
      <text:p text:style-name="P4">print(str[2:5])</text:p>
      <text:p text:style-name="P4">print(str[2:])</text:p>
      <text:p text:style-name="P4">print(str * 2)</text:p>
      <text:p text:style-name="P4">print(str + "TEST")</text:p>
      <text:p text:style-name="P4"><text:soft-page-break/>output -</text:p>
      <text:p text:style-name="P4">student@dslab-12:~/Documents/190905156 $ python prog4.py</text:p>
      <text:p text:style-name="P4">Hello World</text:p>
      <text:p text:style-name="P4">H</text:p>
      <text:p text:style-name="P4">llo</text:p>
      <text:p text:style-name="P4">llo World</text:p>
      <text:p text:style-name="P4">Hello WorldHello World</text:p>
      <text:p text:style-name="P4">Hello WorldTEST</text:p>
      <text:p text:style-name="P4"/>
      <text:p text:style-name="P4">prog5.py </text:p>
      <text:p text:style-name="P4">var1 = 'Hello World'</text:p>
      <text:p text:style-name="P4">print("Updated String:",var1[:6]+'Python')</text:p>
      <text:p text:style-name="P4">print("My name is %s and weight is %d kg!"%('Anitha',55))</text:p>
      <text:p text:style-name="P4">str = "this is string example....wow!!!"</text:p>
      <text:p text:style-name="P4">print(str.capitalize())</text:p>
      <text:p text:style-name="P4">str = "this is string example....wow!!!"</text:p>
      <text:p text:style-name="P4">print(str.count('s'))</text:p>
      <text:p text:style-name="P4">str = "this is string example....wow!!!"</text:p>
      <text:p text:style-name="P4">print(str.find('example'))</text:p>
      <text:p text:style-name="P4">str = "THIS IS STRING EXAMPLE....WOW!!!"</text:p>
      <text:p text:style-name="P4">print(str.lower())</text:p>
      <text:p text:style-name="P4">str = "this is string example....wow!!!"</text:p>
      <text:p text:style-name="P4">print(str.replace("is","was"))</text:p>
      <text:p text:style-name="P4">str = "this is string example....wow!!!"</text:p>
      <text:p text:style-name="P4">print(str.swapcase())</text:p>
      <text:p text:style-name="P4">str = "this is string example....wow!!!"</text:p>
      <text:p text:style-name="P4">print(str.title())</text:p>
      <text:p text:style-name="P4"/>
      <text:p text:style-name="P4">output -</text:p>
      <text:p text:style-name="P4">student@dslab-12:~/Documents/190905156 $ python prog5.py</text:p>
      <text:p text:style-name="P4">Updated String: Hello Python</text:p>
      <text:p text:style-name="P4">My name is Anitha and weight is 55 kg!</text:p>
      <text:p text:style-name="P4">This is string example....wow!!!</text:p>
      <text:p text:style-name="P4">3</text:p>
      <text:p text:style-name="P4">15</text:p>
      <text:p text:style-name="P4">this is string example....wow!!!</text:p>
      <text:p text:style-name="P4">thwas was string example....wow!!!</text:p>
      <text:p text:style-name="P4">THIS IS STRING EXAMPLE....WOW!!!</text:p>
      <text:p text:style-name="P4">This Is String Example....Wow!!!</text:p>
      <text:p text:style-name="P4"/>
      <text:p text:style-name="P4">prog6.py</text:p>
      <text:p text:style-name="P4">list = ['abcd',786,2.23,'Rhea',70.2]</text:p>
      <text:p text:style-name="P4">tinylist = [233,'Rhea']</text:p>
      <text:p text:style-name="P4">print(list)</text:p>
      <text:p text:style-name="P4">print(list[0])</text:p>
      <text:p text:style-name="P4">print(list[1:3])</text:p>
      <text:p text:style-name="P4">print(list[2:])</text:p>
      <text:p text:style-name="P4">print(tinylist*2)</text:p>
      <text:p text:style-name="P4">print(list+tinylist)</text:p>
      <text:p text:style-name="P4"/>
      <text:p text:style-name="P4">output -</text:p>
      <text:p text:style-name="P4"><text:soft-page-break/>student@dslab-12:~/Documents/190905156 $ python prog6.py</text:p>
      <text:p text:style-name="P4">['abcd', 786, 2.23, 'Rhea', 70.2]</text:p>
      <text:p text:style-name="P4">abcd</text:p>
      <text:p text:style-name="P4">[786, 2.23]</text:p>
      <text:p text:style-name="P4">[2.23, 'Rhea', 70.2]</text:p>
      <text:p text:style-name="P4">[233, 'Rhea', 233, 'Rhea']</text:p>
      <text:p text:style-name="P4">['abcd', 786, 2.23, 'Rhea', 70.2, 233, 'Rhea']</text:p>
      <text:p text:style-name="P4"/>
      <text:p text:style-name="P4">prog7.py</text:p>
      <text:p text:style-name="P4">list = ['physics','chemistry',1997,2000]</text:p>
      <text:p text:style-name="P4">list.append('maths')</text:p>
      <text:p text:style-name="P4">print(list)</text:p>
      <text:p text:style-name="P4"/>
      <text:p text:style-name="P4">del list[2]</text:p>
      <text:p text:style-name="P4">print(list)</text:p>
      <text:p text:style-name="P4"/>
      <text:p text:style-name="P4">print('physics' in list)</text:p>
      <text:p text:style-name="P4"/>
      <text:p text:style-name="P4">print('english' in list)</text:p>
      <text:p text:style-name="P4"/>
      <text:p text:style-name="P4">print(len(list))</text:p>
      <text:p text:style-name="P4"/>
      <text:p text:style-name="P4">print(list.count('physics'))</text:p>
      <text:p text:style-name="P4"/>
      <text:p text:style-name="P4">list = ['physics','chemistry',1997,2000]</text:p>
      <text:p text:style-name="P4">list.pop()</text:p>
      <text:p text:style-name="P4">print(list)</text:p>
      <text:p text:style-name="P4"/>
      <text:p text:style-name="P4">list = ['physics','chemistry',1997,2000]</text:p>
      <text:p text:style-name="P4">list.insert(2,'maths')</text:p>
      <text:p text:style-name="P4">print(list)</text:p>
      <text:p text:style-name="P4"/>
      <text:p text:style-name="P4">list = ['physics','chemistry',1997,2000]</text:p>
      <text:p text:style-name="P4">list.remove('chemistry')</text:p>
      <text:p text:style-name="P4">print(list)</text:p>
      <text:p text:style-name="P4"/>
      <text:p text:style-name="P4">list = ['physics','chemistry',1997,2000]</text:p>
      <text:p text:style-name="P4">list.reverse()</text:p>
      <text:p text:style-name="P4">print(list)</text:p>
      <text:p text:style-name="P4"/>
      <text:p text:style-name="P4">output -</text:p>
      <text:p text:style-name="P4">student@dslab-12:~/Documents/190905156 $ python prog7.py</text:p>
      <text:p text:style-name="P4">['physics', 'chemistry', 1997, 2000, 'maths']</text:p>
      <text:p text:style-name="P4">['physics', 'chemistry', 2000, 'maths']</text:p>
      <text:p text:style-name="P4">True</text:p>
      <text:p text:style-name="P4">False</text:p>
      <text:p text:style-name="P4">4</text:p>
      <text:p text:style-name="P4">1</text:p>
      <text:p text:style-name="P4">['physics', 'chemistry', 1997]</text:p>
      <text:p text:style-name="P4">['physics', 'chemistry', 'maths', 1997, 2000]</text:p>
      <text:p text:style-name="P4">['physics', 1997, 2000]</text:p>
      <text:p text:style-name="P4"><text:soft-page-break/>[2000, 1997, 'chemistry', 'physics']</text:p>
      <text:p text:style-name="P4"/>
      <text:p text:style-name="P4">prog8.py</text:p>
      <text:p text:style-name="P4">tuple = ('abcd',786,2.23,'Rhea',70.2)</text:p>
      <text:p text:style-name="P4">list = ['abcd',786,2.23,'Rhea',70.2]</text:p>
      <text:p text:style-name="P4">tuple[2] = 1000</text:p>
      <text:p text:style-name="P4">list[2] = 1000</text:p>
      <text:p text:style-name="P4">print(tuple)</text:p>
      <text:p text:style-name="P4">print(list)</text:p>
      <text:p text:style-name="P4"/>
      <text:p text:style-name="P4">output -</text:p>
      <text:p text:style-name="P4">Traceback (most recent call last):</text:p>
      <text:p text:style-name="P4"><text:s text:c="2"/>File "prog8.py", line 3, in &lt;module&gt;</text:p>
      <text:p text:style-name="P4"><text:s text:c="4"/>tuple[2] = 1000</text:p>
      <text:p text:style-name="P4">TypeError: 'tuple' object does not support item assignment</text:p>
      <text:p text:style-name="P4"/>
      <text:p text:style-name="P4">on commenting tuple[2] = 1000 output -</text:p>
      <text:p text:style-name="P4">student@dslab-12:~/Documents/190905156 $ python prog8.py</text:p>
      <text:p text:style-name="P4">('abcd', 786, 2.23, 'Rhea', 70.2)</text:p>
      <text:p text:style-name="P4">['abcd', 786, 1000, 'Rhea', 70.2]</text:p>
      <text:p text:style-name="P4"/>
      <text:p text:style-name="P4">eg1.py</text:p>
      <text:p text:style-name="P4">num = float(input('Enter a number:'))</text:p>
      <text:p text:style-name="P4">if num&gt;0:</text:p>
      <text:p text:style-name="P4"><text:tab/>print('pos number')</text:p>
      <text:p text:style-name="P4">elif num == 0:</text:p>
      <text:p text:style-name="P4"><text:tab/>print('zero')</text:p>
      <text:p text:style-name="P4">else:</text:p>
      <text:p text:style-name="P4"><text:tab/>print('Neg number')</text:p>
      <text:p text:style-name="P4"/>
      <text:p text:style-name="P4">output -</text:p>
      <text:p text:style-name="P4">student@dslab-12:~/Documents/190905156 $ python eg1.py</text:p>
      <text:p text:style-name="P4">Enter a number:10</text:p>
      <text:p text:style-name="P4">pos number</text:p>
      <text:p text:style-name="P4"/>
      <text:p text:style-name="P4">eg2.py</text:p>
      <text:p text:style-name="P4">x = float(input('Enter a number:'))</text:p>
      <text:p text:style-name="P4">if x&lt;10:</text:p>
      <text:p text:style-name="P4"><text:tab/>print('smaller')</text:p>
      <text:p text:style-name="P4">if x&gt;20:</text:p>
      <text:p text:style-name="P4"><text:tab/>print('bigger')</text:p>
      <text:p text:style-name="P4">print('Finished')</text:p>
      <text:p text:style-name="P4"/>
      <text:p text:style-name="P4">output -</text:p>
      <text:p text:style-name="P4">student@dslab-12:~/Documents/190905156 $ python eg2.py</text:p>
      <text:p text:style-name="P4">Enter a number:5</text:p>
      <text:p text:style-name="P4">smaller</text:p>
      <text:p text:style-name="P4">Finished</text:p>
      <text:p text:style-name="P4"/>
      <text:p text:style-name="P4">eg3.py</text:p>
      <text:p text:style-name="P4">x = 5</text:p>
      <text:p text:style-name="P4"><text:soft-page-break/>print('Before 5')</text:p>
      <text:p text:style-name="P4">if x == 5:</text:p>
      <text:p text:style-name="P4"><text:tab/>print('this is 5')</text:p>
      <text:p text:style-name="P4"><text:tab/>print('still 5')</text:p>
      <text:p text:style-name="P4">print('After 5')</text:p>
      <text:p text:style-name="P4">print('Before 6')</text:p>
      <text:p text:style-name="P4">if x == 6:</text:p>
      <text:p text:style-name="P4"><text:tab/>print('this is 6')</text:p>
      <text:p text:style-name="P4">print('After 6')</text:p>
      <text:p text:style-name="P4"/>
      <text:p text:style-name="P4">output -</text:p>
      <text:p text:style-name="P4">student@dslab-12:~/Documents/190905156 $ python eg3.py</text:p>
      <text:p text:style-name="P4">Before 5</text:p>
      <text:p text:style-name="P4">this is 5</text:p>
      <text:p text:style-name="P4">still 5</text:p>
      <text:p text:style-name="P4">After 5</text:p>
      <text:p text:style-name="P4">Before 6</text:p>
      <text:p text:style-name="P4">After 6</text:p>
      <text:p text:style-name="P4"/>
      <text:p text:style-name="P4">eg4.py (which will never print)</text:p>
      <text:p text:style-name="P4">x = float(input('Enter a number:'))</text:p>
      <text:p text:style-name="P4">if x&lt;20:</text:p>
      <text:p text:style-name="P4"><text:tab/>print('Below 20')</text:p>
      <text:p text:style-name="P4">elif x&lt;10:</text:p>
      <text:p text:style-name="P4"><text:tab/>print('Below 10')</text:p>
      <text:p text:style-name="P4">else:</text:p>
      <text:p text:style-name="P4"><text:tab/>print('something else')</text:p>
      <text:p text:style-name="P4"/>
      <text:p text:style-name="P4">output -</text:p>
      <text:p text:style-name="P4">student@dslab-12:~/Documents/190905156 $ python eg4.py</text:p>
      <text:p text:style-name="P4">Enter a number:5</text:p>
      <text:p text:style-name="P4">Below 20</text:p>
      <text:p text:style-name="P4"/>
      <text:p text:style-name="P4">print(‘Below 10’) will never be displayed</text:p>
      <text:p text:style-name="P4"/>
      <text:p text:style-name="P4">eg5.py</text:p>
      <text:p text:style-name="P4">x = 42</text:p>
      <text:p text:style-name="P4">if x&gt;1:</text:p>
      <text:p text:style-name="P4"><text:tab/>print('above one')</text:p>
      <text:p text:style-name="P4"><text:tab/>if x&lt;100:</text:p>
      <text:p text:style-name="P4"><text:tab/><text:tab/>print('less than 100')</text:p>
      <text:p text:style-name="P4">print('All done')</text:p>
      <text:p text:style-name="P4"/>
      <text:p text:style-name="P4">output -</text:p>
      <text:p text:style-name="P4">student@dslab-12:~/Documents/190905156 $ python eg5.py</text:p>
      <text:p text:style-name="P4">above one</text:p>
      <text:p text:style-name="P4">less than 100</text:p>
      <text:p text:style-name="P4">All done</text:p>
      <text:p text:style-name="P4"/>
      <text:p text:style-name="P4">eg6.py</text:p>
      <text:p text:style-name="P4">age = 15</text:p>
      <text:p text:style-name="P4"><text:soft-page-break/>b = ('kid' if age&lt;18 else 'adult')</text:p>
      <text:p text:style-name="P4">print(b)</text:p>
      <text:p text:style-name="P4"/>
      <text:p text:style-name="P4">output -</text:p>
      <text:p text:style-name="P4">student@dslab-12:~/Documents/190905156 $ python eg6.py</text:p>
      <text:p text:style-name="P4">kid</text:p>
      <text:p text:style-name="P4"/>
      <text:p text:style-name="P4">EG1.py</text:p>
      <text:p text:style-name="P4">for val in [5,4,3,2,1]:</text:p>
      <text:p text:style-name="P4"><text:tab/>print(val)</text:p>
      <text:p text:style-name="P4">print('Done')</text:p>
      <text:p text:style-name="P4"/>
      <text:p text:style-name="P4">output -</text:p>
      <text:p text:style-name="P4">student@dslab-12:~/Documents/190905156 $ python EG1.py</text:p>
      <text:p text:style-name="P4">5</text:p>
      <text:p text:style-name="P4">4</text:p>
      <text:p text:style-name="P4">3</text:p>
      <text:p text:style-name="P4">2</text:p>
      <text:p text:style-name="P4">1</text:p>
      <text:p text:style-name="P4">Done</text:p>
      <text:p text:style-name="P4"/>
      <text:p text:style-name="P4">EG2.py</text:p>
      <text:p text:style-name="P4">stud = ['Seema','Aashna','Juhi','Rhea','Ramesh','Suma']</text:p>
      <text:p text:style-name="P4">for k in <text:s/>stud:</text:p>
      <text:p text:style-name="P4"><text:tab/>print('Hello:',k)</text:p>
      <text:p text:style-name="P4">print('done')</text:p>
      <text:p text:style-name="P4"/>
      <text:p text:style-name="P4">output -</text:p>
      <text:p text:style-name="P4">student@dslab-12:~/Documents/190905156 $ python EG2.py</text:p>
      <text:p text:style-name="P4">Hello: Seema</text:p>
      <text:p text:style-name="P4">Hello: Aashna</text:p>
      <text:p text:style-name="P4">Hello: Juhi</text:p>
      <text:p text:style-name="P4">Hello: Rhea</text:p>
      <text:p text:style-name="P4">Hello: Ramesh</text:p>
      <text:p text:style-name="P4">Hello: Suma</text:p>
      <text:p text:style-name="P4">done</text:p>
      <text:p text:style-name="P4"/>
      <text:p text:style-name="P4">EG3.py</text:p>
      <text:p text:style-name="P4">for i in range(5):</text:p>
      <text:p text:style-name="P4"><text:tab/>print(i)</text:p>
      <text:p text:style-name="P4"><text:tab/>if i &gt; 2:</text:p>
      <text:p text:style-name="P4"><text:tab/><text:tab/>print('Bigger than 2')</text:p>
      <text:p text:style-name="P4"><text:tab/>print('Done with i',i)</text:p>
      <text:p text:style-name="P4"/>
      <text:p text:style-name="P4">output -</text:p>
      <text:p text:style-name="P4">student@dslab-12:~/Documents/190905156 $ python EG3.py</text:p>
      <text:p text:style-name="P4">0</text:p>
      <text:p text:style-name="P4">Done with i 0</text:p>
      <text:p text:style-name="P4">1</text:p>
      <text:p text:style-name="P4">Done with i 1</text:p>
      <text:p text:style-name="P4">2</text:p>
      <text:p text:style-name="P4"><text:soft-page-break/>Done with i 2</text:p>
      <text:p text:style-name="P4">3</text:p>
      <text:p text:style-name="P4">Bigger than 2</text:p>
      <text:p text:style-name="P4">Done with i 3</text:p>
      <text:p text:style-name="P4">4</text:p>
      <text:p text:style-name="P4">Bigger than 2</text:p>
      <text:p text:style-name="P4">Done with i 4</text:p>
      <text:p text:style-name="P4"/>
      <text:p text:style-name="P4">EG4.py</text:p>
      <text:p text:style-name="P4">x = int(input('Enter a number:'))</text:p>
      <text:p text:style-name="P4">for i in range(1,x+1):</text:p>
      <text:p text:style-name="P4"><text:tab/>if x%i == 0:</text:p>
      <text:p text:style-name="P4"><text:tab/><text:tab/>print(i)</text:p>
      <text:p text:style-name="P4"/>
      <text:p text:style-name="P4">output -</text:p>
      <text:p text:style-name="P4">student@dslab-12:~/Documents/190905156 $ python EG4.py</text:p>
      <text:p text:style-name="P4">Enter a number:10</text:p>
      <text:p text:style-name="P4">1</text:p>
      <text:p text:style-name="P4">2</text:p>
      <text:p text:style-name="P4">5</text:p>
      <text:p text:style-name="P4">10</text:p>
      <text:p text:style-name="P4"/>
      <text:p text:style-name="P4">EG5.py</text:p>
      <text:p text:style-name="P4">from math import *</text:p>
      <text:p text:style-name="P4">x = [9,41,23,3,74,15]</text:p>
      <text:p text:style-name="P4">Largest = -inf</text:p>
      <text:p text:style-name="P4">for i in x:</text:p>
      <text:p text:style-name="P4"><text:tab/>if i &gt; Largest:</text:p>
      <text:p text:style-name="P4"><text:tab/><text:tab/>Largest = i</text:p>
      <text:p text:style-name="P4">print(Largest)</text:p>
      <text:p text:style-name="P4"/>
      <text:p text:style-name="P4">output -</text:p>
      <text:p text:style-name="P4">student@dslab-12:~/Documents/190905156 $ python EG5.py</text:p>
      <text:p text:style-name="P4">74</text:p>
      <text:p text:style-name="P4"/>
      <text:p text:style-name="P4">EG6.py</text:p>
      <text:p text:style-name="P4">from math import *</text:p>
      <text:p text:style-name="P4">x = [9,41,23,3,74,15]</text:p>
      <text:p text:style-name="P4">smallest = inf</text:p>
      <text:p text:style-name="P4">for i in x:</text:p>
      <text:p text:style-name="P4"><text:tab/>if i &lt; smallest:</text:p>
      <text:p text:style-name="P4"><text:tab/><text:tab/>smallest = i</text:p>
      <text:p text:style-name="P4">print(smallest)</text:p>
      <text:p text:style-name="P4"/>
      <text:p text:style-name="P4">output -</text:p>
      <text:p text:style-name="P4">student@dslab-12:~/Documents/190905156 $ python EG6.py</text:p>
      <text:p text:style-name="P4">3</text:p>
      <text:p text:style-name="P4"/>
      <text:p text:style-name="P4">EG7.py</text:p>
      <text:p text:style-name="P4">x = [9,41,23,3,74,15]</text:p>
      <text:p text:style-name="P4"/>
      <text:p text:style-name="P4"><text:soft-page-break/>count = sum = avg = 0</text:p>
      <text:p text:style-name="P4"/>
      <text:p text:style-name="P4">for i in x:</text:p>
      <text:p text:style-name="P4"><text:tab/>count = count+1</text:p>
      <text:p text:style-name="P4"><text:tab/>sum = sum+1</text:p>
      <text:p text:style-name="P4">avg = sum/count</text:p>
      <text:p text:style-name="P4"/>
      <text:p text:style-name="P4">print(count)</text:p>
      <text:p text:style-name="P4">print(sum)</text:p>
      <text:p text:style-name="P4">print(avg)</text:p>
      <text:p text:style-name="P4"/>
      <text:p text:style-name="P4">output -</text:p>
      <text:p text:style-name="P4">student@dslab-12:~/Documents/190905156 $ python EG7.py</text:p>
      <text:p text:style-name="P4">6</text:p>
      <text:p text:style-name="P4">6</text:p>
      <text:p text:style-name="P4">1.0</text:p>
      <text:p text:style-name="P4"/>
      <text:p text:style-name="P4">EG8.py</text:p>
      <text:p text:style-name="P4">x = [9,41,23,3,74,15]</text:p>
      <text:p text:style-name="P4"/>
      <text:p text:style-name="P4">for i in x:</text:p>
      <text:p text:style-name="P4"><text:tab/>if i&gt;20:</text:p>
      <text:p text:style-name="P4"><text:tab/><text:tab/>print(i)</text:p>
      <text:p text:style-name="P4"/>
      <text:p text:style-name="P4">output -</text:p>
      <text:p text:style-name="P4">student@dslab-12:~/Documents/190905156 $ python EG8.py</text:p>
      <text:p text:style-name="P4">41</text:p>
      <text:p text:style-name="P4">74</text:p>
      <text:p text:style-name="P4"/>
      <text:p text:style-name="P4">EG9.py</text:p>
      <text:p text:style-name="P4">x = [9,41,23,3,74,15]</text:p>
      <text:p text:style-name="P4">res = []</text:p>
      <text:p text:style-name="P4">for i in x:</text:p>
      <text:p text:style-name="P4"><text:tab/>if i&gt;20:</text:p>
      <text:p text:style-name="P4"><text:tab/><text:tab/>res.append(i)</text:p>
      <text:p text:style-name="P4">print(res)</text:p>
      <text:p text:style-name="P4"/>
      <text:p text:style-name="P4">output -</text:p>
      <text:p text:style-name="P4">student@dslab-12:~/Documents/190905156 $ python EG9.py</text:p>
      <text:p text:style-name="P4">[41, 74]</text:p>
      <text:p text:style-name="P4"/>
      <text:p text:style-name="P4">EG10.py</text:p>
      <text:p text:style-name="P4">import numpy as np </text:p>
      <text:p text:style-name="P4">x = [9,41,23,3,74,15]</text:p>
      <text:p text:style-name="P4">y = np.zeros(len(x))</text:p>
      <text:p text:style-name="P4"/>
      <text:p text:style-name="P4">for i in range(len(x)):</text:p>
      <text:p text:style-name="P4"><text:tab/>if x[i]&gt;20:</text:p>
      <text:p text:style-name="P4"><text:tab/><text:tab/>y[i] = x[i]</text:p>
      <text:p text:style-name="P4"/>
      <text:p text:style-name="P4">print(y)</text:p>
      <text:p text:style-name="P4"><text:soft-page-break/></text:p>
      <text:p text:style-name="P4">output -</text:p>
      <text:p text:style-name="P4">student@dslab-12:~/Documents/190905156 $ python EG10.py</text:p>
      <text:p text:style-name="P4">[ 0. 41. <text:s/>0. <text:s/>0. 74. <text:s/>0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08:51:22.166922738</meta:creation-date>
    <dc:date>2022-03-17T09:05:06.989807125</dc:date>
    <meta:editing-duration>PT13M4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9" meta:paragraph-count="348" meta:word-count="871" meta:character-count="6213" meta:non-whitespace-character-count="5636"/>
  </office:meta>
</office:document-meta>
</file>